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it" fo:country="IT" officeooo:rsid="001661ca" officeooo:paragraph-rsid="002286bf"/>
    </style:style>
    <style:style style:name="P2" style:family="paragraph" style:parent-style-name="Standard">
      <style:paragraph-properties fo:text-align="center" style:justify-single-word="false"/>
      <style:text-properties fo:language="it" fo:country="IT" fo:font-style="italic" officeooo:rsid="001661ca" officeooo:paragraph-rsid="002286bf" style:font-style-asian="italic" style:font-style-complex="italic"/>
    </style:style>
    <style:style style:name="P3" style:family="paragraph" style:parent-style-name="Standard">
      <style:paragraph-properties fo:text-align="center" style:justify-single-word="false"/>
      <style:text-properties fo:language="it" fo:country="IT" fo:font-weight="bold" officeooo:rsid="001661ca" officeooo:paragraph-rsid="002286bf" style:font-weight-asian="bold" style:font-weight-complex="bold"/>
    </style:style>
    <style:style style:name="P4" style:family="paragraph" style:parent-style-name="Standard">
      <style:paragraph-properties fo:text-align="justify" style:justify-single-word="false">
        <style:tab-stops>
          <style:tab-stop style:position="6.9362in" style:type="right"/>
        </style:tab-stops>
      </style:paragraph-properties>
      <style:text-properties style:font-name="Calibri" fo:language="it" fo:country="IT" officeooo:rsid="001661ca" officeooo:paragraph-rsid="000edbf2"/>
    </style:style>
    <style:style style:name="P5" style:family="paragraph" style:parent-style-name="Standard">
      <style:paragraph-properties fo:text-align="justify" style:justify-single-word="false">
        <style:tab-stops>
          <style:tab-stop style:position="6.9362in" style:type="right"/>
        </style:tab-stops>
      </style:paragraph-properties>
      <style:text-properties style:font-name="Calibri" fo:language="it" fo:country="IT" fo:font-weight="bold" officeooo:rsid="000edbf2" officeooo:paragraph-rsid="000edbf2" style:font-weight-asian="bold" style:font-weight-complex="bold"/>
    </style:style>
    <style:style style:name="P6" style:family="paragraph" style:parent-style-name="Standard">
      <style:paragraph-properties fo:text-align="justify" style:justify-single-word="false">
        <style:tab-stops>
          <style:tab-stop style:position="6.9362in" style:type="right"/>
        </style:tab-stops>
      </style:paragraph-properties>
      <style:text-properties style:font-name="Calibri" fo:language="it" fo:country="IT" fo:font-weight="normal" officeooo:rsid="000edbf2" officeooo:paragraph-rsid="000edbf2" style:font-weight-asian="normal" style:font-weight-complex="normal"/>
    </style:style>
    <style:style style:name="P7" style:family="paragraph" style:parent-style-name="Standard">
      <loext:graphic-properties draw:fill="none"/>
      <style:paragraph-properties fo:margin-left="0.1252in" fo:margin-right="0in" fo:text-align="justify" style:justify-single-word="false" fo:text-indent="-0.3752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11a288" officeooo:paragraph-rsid="0011a288" style:font-weight-asian="normal" style:font-weight-complex="normal"/>
    </style:style>
    <style:style style:name="P8" style:family="paragraph" style:parent-style-name="Standard">
      <loext:graphic-properties draw:fill="none"/>
      <style:paragraph-properties fo:margin-left="0.1252in" fo:margin-right="0in" fo:text-align="justify" style:justify-single-word="false" fo:text-indent="-0.3752in" style:auto-text-indent="false" fo:background-color="transparent">
        <style:tab-stops>
          <style:tab-stop style:position="0in"/>
          <style:tab-stop style:position="6.9362in" style:type="right"/>
        </style:tab-stops>
      </style:paragraph-properties>
      <style:text-properties style:font-name="Calibri" fo:language="it" fo:country="IT" fo:font-weight="bold" officeooo:rsid="0011a288" officeooo:paragraph-rsid="0011a288" style:font-weight-asian="bold" style:font-weight-complex="bold"/>
    </style:style>
    <style:style style:name="P9"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bold" officeooo:rsid="001305cb" officeooo:paragraph-rsid="001305cb" style:font-weight-asian="bold" style:font-weight-complex="bold"/>
    </style:style>
    <style:style style:name="P10"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bold" officeooo:rsid="00177a36" officeooo:paragraph-rsid="00177a36" style:font-weight-asian="bold" style:font-weight-complex="bold"/>
    </style:style>
    <style:style style:name="P11"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1cfd3f" officeooo:paragraph-rsid="001cfd3f" style:font-weight-asian="normal" style:font-weight-complex="normal"/>
    </style:style>
    <style:style style:name="P12"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1d983b" officeooo:paragraph-rsid="001d983b" style:font-weight-asian="normal" style:font-weight-complex="normal"/>
    </style:style>
    <style:style style:name="P13"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1f13c6" officeooo:paragraph-rsid="001f13c6" style:font-weight-asian="normal" style:font-weight-complex="normal"/>
    </style:style>
    <style:style style:name="P14"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1f22a7" officeooo:paragraph-rsid="001f22a7" style:font-weight-asian="normal" style:font-weight-complex="normal"/>
    </style:style>
    <style:style style:name="P15"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20859a" officeooo:paragraph-rsid="00241afe" style:font-weight-asian="normal" style:font-weight-complex="normal"/>
    </style:style>
    <style:style style:name="P16"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241afe" officeooo:paragraph-rsid="00241afe" style:font-weight-asian="normal" style:font-weight-complex="normal"/>
    </style:style>
    <style:style style:name="P17"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20d988" officeooo:paragraph-rsid="0027bed9" style:font-weight-asian="normal" style:font-weight-complex="normal"/>
    </style:style>
    <style:style style:name="P18"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221bad" officeooo:paragraph-rsid="00264b78" style:font-weight-asian="normal" style:font-weight-complex="normal"/>
    </style:style>
    <style:style style:name="P19"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27bed9" officeooo:paragraph-rsid="0027bed9" style:font-weight-asian="normal" style:font-weight-complex="normal"/>
    </style:style>
    <style:style style:name="P20"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28b203" officeooo:paragraph-rsid="0028b203" style:font-weight-asian="normal" style:font-weight-complex="normal"/>
    </style:style>
    <style:style style:name="P21"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2922c0" officeooo:paragraph-rsid="002922c0" style:font-weight-asian="normal" style:font-weight-complex="normal"/>
    </style:style>
    <style:style style:name="P22"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2b12dd" officeooo:paragraph-rsid="002b12dd" style:font-weight-asian="normal" style:font-weight-complex="normal"/>
    </style:style>
    <style:style style:name="P23"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2caef1" officeooo:paragraph-rsid="002caef1" style:font-weight-asian="normal" style:font-weight-complex="normal"/>
    </style:style>
    <style:style style:name="P24"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320899" officeooo:paragraph-rsid="00320899" style:font-weight-asian="normal" style:font-weight-complex="normal"/>
    </style:style>
    <style:style style:name="P25"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35dd4c" officeooo:paragraph-rsid="0035dd4c" style:font-weight-asian="normal" style:font-weight-complex="normal"/>
    </style:style>
    <style:style style:name="P26"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3826e2" officeooo:paragraph-rsid="003826e2" style:font-weight-asian="normal" style:font-weight-complex="normal"/>
    </style:style>
    <style:style style:name="P27"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3b987f" officeooo:paragraph-rsid="003b987f" style:font-weight-asian="normal" style:font-weight-complex="normal"/>
    </style:style>
    <style:style style:name="P28"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425188" officeooo:paragraph-rsid="00425188" style:font-weight-asian="normal" style:font-weight-complex="normal"/>
    </style:style>
    <style:style style:name="P29"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47e759" officeooo:paragraph-rsid="004f2092" style:font-weight-asian="normal" style:font-weight-complex="normal"/>
    </style:style>
    <style:style style:name="P30"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49a09c" officeooo:paragraph-rsid="004f2092" style:font-weight-asian="normal" style:font-weight-complex="normal"/>
    </style:style>
    <style:style style:name="P31" style:family="paragraph" style:parent-style-name="Standard" style:master-page-name="">
      <loext:graphic-properties draw:fill="none"/>
      <style:paragraph-properties fo:margin-left="0.1252in" fo:margin-right="0in" fo:text-align="justify" style:justify-single-word="false" fo:text-indent="0.3118in" style:auto-text-indent="false" style:page-number="auto" fo:background-color="transparent">
        <style:tab-stops>
          <style:tab-stop style:position="0in"/>
          <style:tab-stop style:position="6.9362in" style:type="right"/>
        </style:tab-stops>
      </style:paragraph-properties>
      <style:text-properties style:font-name="Calibri" fo:language="it" fo:country="IT" fo:font-weight="normal" officeooo:rsid="0011a288" officeooo:paragraph-rsid="0011a288" style:font-weight-asian="normal" style:font-weight-complex="normal"/>
    </style:style>
    <style:style style:name="P32" style:family="paragraph" style:parent-style-name="Standard" style:master-page-name="">
      <loext:graphic-properties draw:fill="none"/>
      <style:paragraph-properties fo:margin-left="0.1252in" fo:margin-right="0in" fo:text-align="justify" style:justify-single-word="false" fo:text-indent="0.3118in" style:auto-text-indent="false" style:page-number="auto" fo:background-color="transparent">
        <style:tab-stops>
          <style:tab-stop style:position="0in"/>
          <style:tab-stop style:position="6.9362in" style:type="right"/>
        </style:tab-stops>
      </style:paragraph-properties>
      <style:text-properties style:font-name="Calibri" fo:language="it" fo:country="IT" fo:font-weight="normal" officeooo:rsid="00403e3b" officeooo:paragraph-rsid="00403e3b" style:font-weight-asian="normal" style:font-weight-complex="normal"/>
    </style:style>
    <style:style style:name="P33" style:family="paragraph" style:parent-style-name="Standard" style:master-page-name="">
      <loext:graphic-properties draw:fill="none"/>
      <style:paragraph-properties fo:margin-left="0.1252in" fo:margin-right="0in" fo:text-align="justify" style:justify-single-word="false" fo:text-indent="0.3118in" style:auto-text-indent="false" style:page-number="auto" fo:background-color="transparent">
        <style:tab-stops>
          <style:tab-stop style:position="0in"/>
          <style:tab-stop style:position="6.9362in" style:type="right"/>
        </style:tab-stops>
      </style:paragraph-properties>
      <style:text-properties style:font-name="Calibri" fo:language="it" fo:country="IT" fo:font-weight="bold" officeooo:rsid="0011a288" officeooo:paragraph-rsid="0011a288" style:font-weight-asian="bold" style:font-weight-complex="bold"/>
    </style:style>
    <style:style style:name="P34" style:family="paragraph" style:parent-style-name="Standard" style:list-style-name="L2">
      <loext:graphic-properties draw:fill="none"/>
      <style:paragraph-properties fo:text-align="justify" style:justify-single-word="false" fo:background-color="transparent">
        <style:tab-stops>
          <style:tab-stop style:position="0in"/>
          <style:tab-stop style:position="6.9362in" style:type="right"/>
        </style:tab-stops>
      </style:paragraph-properties>
      <style:text-properties style:font-name="Calibri" fo:language="it" fo:country="IT" fo:font-weight="normal" officeooo:rsid="002b12dd" officeooo:paragraph-rsid="002b12dd" style:font-weight-asian="normal" style:font-weight-complex="normal"/>
    </style:style>
    <style:style style:name="P35" style:family="paragraph" style:parent-style-name="Standard" style:list-style-name="L2">
      <loext:graphic-properties draw:fill="none"/>
      <style:paragraph-properties fo:text-align="justify" style:justify-single-word="false" fo:background-color="transparent">
        <style:tab-stops>
          <style:tab-stop style:position="0in"/>
          <style:tab-stop style:position="6.9362in" style:type="right"/>
        </style:tab-stops>
      </style:paragraph-properties>
      <style:text-properties style:font-name="Calibri" fo:language="it" fo:country="IT" fo:font-weight="normal" officeooo:rsid="002b12dd" officeooo:paragraph-rsid="002d7eaa" style:font-weight-asian="normal" style:font-weight-complex="normal"/>
    </style:style>
    <style:style style:name="P36" style:family="paragraph" style:parent-style-name="Standard" style:list-style-name="L1" style:master-page-name="">
      <loext:graphic-properties draw:fill="none"/>
      <style:paragraph-properties fo:margin-left="0.1252in" fo:margin-right="0in" fo:text-align="justify" style:justify-single-word="false" fo:text-indent="-0.3752in" style:auto-text-indent="false" style:page-number="auto" fo:background-color="transparent">
        <style:tab-stops>
          <style:tab-stop style:position="0in"/>
          <style:tab-stop style:position="6.9362in" style:type="right"/>
        </style:tab-stops>
      </style:paragraph-properties>
      <style:text-properties style:font-name="Calibri" fo:language="it" fo:country="IT" fo:font-weight="bold" officeooo:rsid="0011a288" officeooo:paragraph-rsid="0011a288" style:font-weight-asian="bold" style:font-weight-complex="bold"/>
    </style:style>
    <style:style style:name="P37" style:family="paragraph" style:parent-style-name="Standard" style:list-style-name="L1">
      <loext:graphic-properties draw:fill="none"/>
      <style:paragraph-properties fo:margin-left="0.1252in" fo:margin-right="0in" fo:text-align="justify" style:justify-single-word="false" fo:text-indent="-0.3752in" style:auto-text-indent="false" fo:background-color="transparent">
        <style:tab-stops>
          <style:tab-stop style:position="0in"/>
          <style:tab-stop style:position="6.9362in" style:type="right"/>
        </style:tab-stops>
      </style:paragraph-properties>
      <style:text-properties style:font-name="Calibri" fo:language="it" fo:country="IT" fo:font-weight="bold" officeooo:rsid="0011a288" officeooo:paragraph-rsid="0011a288" style:font-weight-asian="bold" style:font-weight-complex="bold"/>
    </style:style>
    <style:style style:name="P38" style:family="paragraph" style:parent-style-name="Standard" style:list-style-name="L1">
      <loext:graphic-properties draw:fill="none"/>
      <style:paragraph-properties fo:margin-left="0.1252in" fo:margin-right="0in" fo:text-align="justify" style:justify-single-word="false" fo:text-indent="-0.3752in" style:auto-text-indent="false" fo:background-color="transparent">
        <style:tab-stops>
          <style:tab-stop style:position="0in"/>
          <style:tab-stop style:position="6.9362in" style:type="right"/>
        </style:tab-stops>
      </style:paragraph-properties>
      <style:text-properties style:font-name="Calibri" fo:language="it" fo:country="IT" fo:font-weight="bold" officeooo:rsid="0011a288" officeooo:paragraph-rsid="00538c0f" style:font-weight-asian="bold" style:font-weight-complex="bold"/>
    </style:style>
    <style:style style:name="P39" style:family="paragraph" style:parent-style-name="Standard">
      <loext:graphic-properties draw:fill="none"/>
      <style:paragraph-properties fo:margin-left="0.1252in" fo:margin-right="0in" fo:text-align="justify" style:justify-single-word="false" fo:text-indent="0.3118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3fc0e8" officeooo:paragraph-rsid="003fc0e8" style:font-weight-asian="normal" style:font-weight-complex="normal"/>
    </style:style>
    <style:style style:name="P40" style:family="paragraph" style:parent-style-name="Standard" style:master-page-name="">
      <loext:graphic-properties draw:fill="none"/>
      <style:paragraph-properties fo:margin-left="0.1252in" fo:margin-right="0in" fo:text-align="justify" style:justify-single-word="false" fo:text-indent="0.3752in" style:auto-text-indent="false" style:page-number="auto" fo:background-color="transparent">
        <style:tab-stops>
          <style:tab-stop style:position="0in"/>
          <style:tab-stop style:position="6.9362in" style:type="right"/>
        </style:tab-stops>
      </style:paragraph-properties>
      <style:text-properties style:font-name="Calibri" fo:language="it" fo:country="IT" fo:font-weight="bold" officeooo:rsid="0011a288" officeooo:paragraph-rsid="0011a288" style:font-weight-asian="bold" style:font-weight-complex="bold"/>
    </style:style>
    <style:style style:name="P41" style:family="paragraph" style:parent-style-name="Standard">
      <loext:graphic-properties draw:fill="none"/>
      <style:paragraph-properties fo:margin-left="0.1252in" fo:margin-right="0in" fo:text-align="justify" style:justify-single-word="false" fo:text-indent="0.3752in" style:auto-text-indent="false" fo:background-color="transparent">
        <style:tab-stops>
          <style:tab-stop style:position="0in"/>
          <style:tab-stop style:position="6.9362in" style:type="right"/>
        </style:tab-stops>
      </style:paragraph-properties>
      <style:text-properties style:font-name="Calibri" fo:language="it" fo:country="IT" fo:font-weight="normal" officeooo:rsid="00538c0f" officeooo:paragraph-rsid="00538c0f" style:font-weight-asian="normal" style:font-weight-complex="normal"/>
    </style:style>
    <style:style style:name="T1" style:family="text">
      <style:text-properties officeooo:rsid="002286bf"/>
    </style:style>
    <style:style style:name="T2" style:family="text">
      <style:text-properties officeooo:rsid="000b2d10"/>
    </style:style>
    <style:style style:name="T3" style:family="text">
      <style:text-properties fo:font-weight="normal" style:font-weight-asian="normal" style:font-weight-complex="normal"/>
    </style:style>
    <style:style style:name="T4" style:family="text">
      <style:text-properties fo:font-weight="normal" officeooo:rsid="00145424" style:font-weight-asian="normal" style:font-weight-complex="normal"/>
    </style:style>
    <style:style style:name="T5" style:family="text">
      <style:text-properties fo:font-weight="normal" officeooo:rsid="0015c1e0" style:font-weight-asian="normal" style:font-weight-complex="normal"/>
    </style:style>
    <style:style style:name="T6" style:family="text">
      <style:text-properties fo:font-weight="normal" officeooo:rsid="00173361" style:font-weight-asian="normal" style:font-weight-complex="normal"/>
    </style:style>
    <style:style style:name="T7" style:family="text">
      <style:text-properties fo:font-weight="normal" officeooo:rsid="0019a061" style:font-weight-asian="normal" style:font-weight-complex="normal"/>
    </style:style>
    <style:style style:name="T8" style:family="text">
      <style:text-properties fo:font-weight="normal" officeooo:rsid="0020859a" style:font-weight-asian="normal" style:font-weight-complex="normal"/>
    </style:style>
    <style:style style:name="T9" style:family="text">
      <style:text-properties fo:font-weight="normal" officeooo:rsid="005c171a" style:font-weight-asian="normal" style:font-weight-complex="normal"/>
    </style:style>
    <style:style style:name="T10" style:family="text">
      <style:text-properties officeooo:rsid="001f13c6"/>
    </style:style>
    <style:style style:name="T11" style:family="text">
      <style:text-properties officeooo:rsid="0020859a"/>
    </style:style>
    <style:style style:name="T12" style:family="text">
      <style:text-properties officeooo:rsid="0020d988"/>
    </style:style>
    <style:style style:name="T13" style:family="text">
      <style:text-properties style:text-underline-style="none" officeooo:rsid="0026e278"/>
    </style:style>
    <style:style style:name="T14" style:family="text">
      <style:text-properties style:text-underline-style="none" officeooo:rsid="0027bed9"/>
    </style:style>
    <style:style style:name="T15" style:family="text">
      <style:text-properties officeooo:rsid="0026e278"/>
    </style:style>
    <style:style style:name="T16" style:family="text">
      <style:text-properties officeooo:rsid="0027eafc"/>
    </style:style>
    <style:style style:name="T17" style:family="text">
      <style:text-properties officeooo:rsid="002922c0"/>
    </style:style>
    <style:style style:name="T18" style:family="text">
      <style:text-properties officeooo:rsid="00411903"/>
    </style:style>
    <style:style style:name="T19" style:family="text">
      <style:text-properties officeooo:rsid="0043c611"/>
    </style:style>
    <style:style style:name="T20" style:family="text">
      <style:text-properties officeooo:rsid="0049a09c"/>
    </style:style>
    <style:style style:name="T21" style:family="text">
      <style:text-properties officeooo:rsid="002d7eaa"/>
    </style:style>
    <style:style style:name="T22" style:family="text">
      <style:text-properties officeooo:rsid="0030da6a"/>
    </style:style>
    <style:style style:name="T23" style:family="text">
      <style:text-properties officeooo:rsid="00321b27"/>
    </style:style>
    <style:style style:name="T24" style:family="text">
      <style:text-properties officeooo:rsid="00330aa7"/>
    </style:style>
    <style:style style:name="T25" style:family="text">
      <style:text-properties officeooo:rsid="003667d0"/>
    </style:style>
    <style:style style:name="T26" style:family="text">
      <style:text-properties officeooo:rsid="003c8602"/>
    </style:style>
    <style:style style:name="T27" style:family="text">
      <style:text-properties officeooo:rsid="0039b440"/>
    </style:style>
    <style:style style:name="T28" style:family="text">
      <style:text-properties officeooo:rsid="0039faaf"/>
    </style:style>
    <style:style style:name="T29" style:family="text">
      <style:text-properties officeooo:rsid="003fc0e8"/>
    </style:style>
    <style:style style:name="T30" style:family="text">
      <style:text-properties officeooo:rsid="003e9a22"/>
    </style:style>
    <style:style style:name="T31" style:family="text">
      <style:text-properties officeooo:rsid="00537dbb"/>
    </style:style>
    <style:style style:name="T32" style:family="text">
      <style:text-properties officeooo:rsid="00538c0f"/>
    </style:style>
    <style:style style:name="T33" style:family="text">
      <style:text-properties officeooo:rsid="00546d11"/>
    </style:style>
    <style:style style:name="T34" style:family="text">
      <style:text-properties officeooo:rsid="005ca544"/>
    </style:style>
    <style:style style:name="T35" style:family="text">
      <style:text-properties officeooo:rsid="005dec2c"/>
    </style:style>
    <style:style style:name="T36" style:family="text">
      <style:text-properties officeooo:rsid="005edc20"/>
    </style:style>
    <style:style style:name="T37" style:family="text">
      <style:text-properties officeooo:rsid="005f7b65"/>
    </style:style>
    <style:style style:name="T38" style:family="text">
      <style:text-properties officeooo:rsid="00649040"/>
    </style:style>
    <style:style style:name="T39" style:family="text">
      <style:text-properties officeooo:rsid="0066c1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CEO SCIENTIFICO E CLASSICO STATALE</text:p>
      <text:p text:style-name="P3">“G.PEANO” - “S.PELLICO”</text:p>
      <text:p text:style-name="P2">Via monte Zovetto, 8</text:p>
      <text:p text:style-name="P2">Corso Giovanni Giolitti, 11</text:p>
      <text:p text:style-name="P2">12100 Cuneo</text:p>
      <text:p text:style-name="P1">ANNO SCOLASTICO 201<text:span text:style-name="T2">8</text:span>/201<text:span text:style-name="T2">9</text:span></text:p>
      <text:p text:style-name="P1"/>
      <text:p text:style-name="P1"/>
      <text:p text:style-name="P4"><text:span text:style-name="T2">RELAZIONE DI</text:span>: FRANCESCO GHINAMO<text:tab/>DATA: <text:span text:style-name="T2">07</text:span>/<text:span text:style-name="T2">11</text:span>/201<text:span text:style-name="T1">8</text:span></text:p>
      <text:p text:style-name="P4"/>
      <text:p text:style-name="P5">OGGETTO: <text:span text:style-name="T3">Conferenza sul tema dell’immigrazione</text:span></text:p>
      <text:p text:style-name="P6"/>
      <text:list xml:id="list2872516806" text:style-name="L1">
        <text:list-item>
          <text:p text:style-name="P36">Introduzione<text:span text:style-name="T3">:</text:span></text:p>
        </text:list-item>
      </text:list>
      <text:p text:style-name="P31"/>
      <text:p text:style-name="P9"><text:span text:style-name="T3">Il tema dei migranti e dei flussi migratori umani è al giorno d’oggi un tema molto attuale. Spesso <text:s/>infatti si sentono notizie riguardanti persone che per allontanarsi da situazioni di guerra o instabilità politiche del loro paese, </text:span><text:span text:style-name="T8">o attratti dalla ricchezza europea,</text:span><text:span text:style-name="T3"> tentano di raggiungere </text:span><text:span text:style-name="T9">il Vecchio Continente </text:span><text:span text:style-name="T3">e, più in particolare, l’Italia. </text:span><text:span text:style-name="T4">La maggior parte di questi migranti attraversano il Mediterraneo con barconi in condizioni disumane </text:span><text:span text:style-name="T5">e finiscono per essere vittime di </text:span><text:span text:style-name="T6">un circolo di affari a vantaggio di veri e propri trafficanti di uomini.</text:span></text:p>
      <text:p text:style-name="P10"><text:span text:style-name="T6">I</text:span><text:span text:style-name="T3">n questa circostanza, il diritto si occupa di garantire il più possibile la dignità e gli stessi diritti delle persone migranti. Come enuncia l’Articolo 10 della Costituzione, lo straniero viene trattato in Italia secondo le norme internazionali, il criterio di giudizio è la nostra Costituzione e in caso di controversie viene interpellato un giudice specializzat</text:span><text:span text:style-name="T7">o.</text:span></text:p>
      <text:p text:style-name="P7"/>
      <text:list xml:id="list173323632890743" text:continue-numbering="true" text:style-name="L1">
        <text:list-item>
          <text:p text:style-name="P37">Intervento della Dott.ssa Dotta:</text:p>
        </text:list-item>
      </text:list>
      <text:p text:style-name="P33"/>
      <text:p text:style-name="P11">La Dott.ssa Dotta, della sezione specializzata per l’immigrazione di Torino, ha illustrato il procedimento di accoglienza in Italia di un migrante.</text:p>
      <text:p text:style-name="P11"/>
      <text:p text:style-name="P12">Innanzitutto, per la circolazione tra i 26 Stati europei, 22 appartenenti all’Unione Europea e 4 non appartenenti all’UE, è stato stipulato il trattato di Shengen che permette la libera circolazione tra gli stati che vi hanno aderito. Nel caso in cui un individuo non appartenente all’UE volesse entrare nell’Unione, necessita di disporre di documenti, visto, valido motivo di ingresso e della dovuta disponibilità economica per il soggiorno. Nel caso dei migranti questi punti però sono tendenzialmente insoddisfatti: <text:span text:style-name="T10">le persone che giungono sulle coste italiane per mezzo di barconi entrano nell’UE in modo irregolare. Questo ingresso costituisce di per se un reato non grave ma comunque punito. A fronte del problema dei flussi migratori l’UE ha stabilito una serie di regole.</text:span></text:p>
      <text:p text:style-name="P13">Innanzitutto, alla convenzione di Ginevra, stipulata per definire il diritto di asilo per gli sfollati di guerra, sono state apportate modifiche in modo da renderla adatta al problema dei migranti.</text:p>
      <text:p text:style-name="P13">Inoltre, ogni Stato può darsi delle regole proprie che però devono sottostare a certi obblighi minimi. In generale coloro che non ricevono protezione dallo Stato sono considerati irregolari e devono essere espulsi dallo stesso.</text:p>
      <text:p text:style-name="P14">I Paesi di provenienza dei flussi migratori sono sostanzialmente Nigeria, Ghana, Senegal e Mali. Il primo luogo che <text:span text:style-name="T34">i migranti</text:span> raggiungono è la Nigeria, dove viene eseguito uno smistamento e in seguito vengono dirottati verso la Libia. Il periodo di stazionamento in Libia può essere molto lungo <text:soft-page-break/>e <text:span text:style-name="T35">i migranti </text:span>sovente sono sottoposti a violenze o carcerazioni arbitrarie. In seguito, per volontà d<text:span text:style-name="T36">i questi individui</text:span> o perché costretti, <text:span text:style-name="T37">essi </text:span>sono caricati in barconi per raggiungere le coste dell’Italia. <text:span text:style-name="T11">In Italia raggiungono gli “hotspot”, ovvero luoghi in cui il migrante viene identificato, prese le impronte digitali e fotografato. Dopo eventuale servizio sanitario viene avviata la procedura per la richiesta di asilo.</text:span></text:p>
      <text:p text:style-name="P15">Coloro che si trovano nella situazioni di richiedenti asilo sono legittimati a restare in Italia, infatti, una volta eseguita l’identificazione, si ha il diritto di soggiorno, <text:span text:style-name="T12">insieme al diritto di sanità e istruzione</text:span>. <text:span text:style-name="T12">Talvolta il problema per realizzare l’accoglienza si cela nella difficile identificazione del migrante: essendo spesso sprovvisti di validi documenti o parlando solamente lingue del paese di provenienza, verificare l’identità della persona può risultare complicato. </text:span></text:p>
      <text:p text:style-name="P16">Per credere ad una storia raccontata di un migrante è innanzitutto necessario verificare l’assenza di contraddizioni interne, il racconto deve essere coerente con se stesso, altrimenti la sua veridicità è compromessa. Ino<text:span text:style-name="T31">l</text:span>tre è necessaria la coerenza esterna: lo sfondo della storia raccontata, inteso come le realtà del paese di provenienza o della storia da migrante, deve corrispondere con le informazioni che si hanno di tali situazioni provenienti da fonti certe.</text:p>
      <text:p text:style-name="P17">Una volta formulata dunque la domanda di accoglienza, essa viene formalizzata <text:span text:style-name="T15">in questura</text:span>. <text:span text:style-name="T13">In attesa della risposta </text:span><text:span text:style-name="T14">può venire</text:span><text:span text:style-name="T13"> attuata la protezione sussidiaria. La protezione sussidiaria si tratta di un particolare tipo di protezione che lo Stato ospitante eroga a favore del migrante che nel paese di origine potrebbe essere condannato alla pena di morte, essere vittima di umiliazioni o essere arruolato nell’esercito e dunque spinto a commettere crimini di guerra.</text:span></text:p>
      <text:p text:style-name="P18">A questo punto si apre un periodo di protezione umanitaria: consiste nella protezione di persone vulnerabili (ad esempio situazione familiare complicata) per una durata di due anni. Se infine la richiesta di accoglienza viene respinta, viene fatto ricorso in tribunale. <text:span text:style-name="T38">Si attua dunque</text:span> una seconda <text:span text:style-name="T31">a</text:span>udizione della storia del migrante, dove necessario. Se anche il tribunale respinge la richiesta, si può fare un ulteriore ricorso alla Corte di Cassazione.</text:p>
      <text:p text:style-name="P19">Durante il procedimento di migrazione, i migranti possono essere vittime di discriminazioni di genere o per orientamento sessuale. In molti paesi dell’<text:span text:style-name="T31">A</text:span>frica sub sahariana, inoltre è praticata l’infibulazione, ossia la mutilazione del genitale femminile. Questa pratica è finalizzata al controllo della vita sessuale delle donne. <text:span text:style-name="T16">Per limitare questo fenomeno, attualmente è perseguibile penalmente chi pratica la mutilazione genitale, ma nonostante questa repressione essa viene ancora attuato e si concentra nella fascia di età che va dai due anni ai quindici. Applicata è inoltre per le donne adulte in caso di divorzio, vedovanza o parto. Nei villaggi africani questa pratica è ancora considerata importante e infatti chi non si sottopone alla mutilazione è tagliato fuori dalla società locale.</text:span></text:p>
      <text:p text:style-name="P20">Il migrante, inoltre può cadere in circoli di schiavitù lavorativa, all’appartenenza a sette, a bande criminali, a compiere crimini di rapimento. In generale, non ha diritto all’accoglienza il migrante che ha compiuto crimini contro la pace, l’umanità o si è macchiato di atti terroristic<text:span text:style-name="T17">i.</text:span></text:p>
      <text:p text:style-name="P21">Se il migrante viene rifiutato dal Paese, cessa per lui il diritto di soggiorno. A questo punto il rimpatrio del migrante nel Paese di origine è <text:s/>carico dello Stato <text:span text:style-name="T39">il quale</text:span> si deve preoccupare di fornire il trasporto e l’eventuale reinserimento nella terra di origine. In vari casi il problema per il rimpatrio è dovuto alla non conoscenza del Paese di provenienza del migrante, per questo tipo di problemi, lo Stato ha stretto accordi con alcuni Stati africani per il rimpatrio. Infine, nel caso il migrante si astenesse dal ritorno in patria, diventa irregolare e tende a <text:s/>cadere nel vortice della delinquenza o del traffico di stupefacenti.</text:p>
      <text:p text:style-name="P20"/>
      <text:p text:style-name="P20"><text:soft-page-break/>Per quale motivo l’Italia si trova ad essere particolarmente toccata del tema dell’immigrazione? La risposta a questa domanda sta nella posizione geografica della nostra penisola: dal momento che la Spagna ha bloccato il passaggio dal Marocco attraverso lo Stretto di Gibilterra, l’Italia è la prima terra che i migranti incontrano una volta lasciata la Libia.</text:p>
      <text:p text:style-name="P20">A questo punto, perché il carico non è ripartito con il resto dell’UE? Il carico immigratorio di fatto sarebbe spartito tra i Paesi membri: in Germania vengono formulate molte richieste di accoglienza. Il motivo però per cui il problema migratorio grava particolarmente sull’Italia è dovuto al Tratto di Lisbona del 2009. In questo documento si afferma che il migrante deve fare richiesta di accoglienza nel paese di primo approdo, spesso l’Italia. Inoltre, un migrante fermato in un altro Paese, viene riportato nuovamente al Paese in cui è giunto inizialmente.</text:p>
      <text:p text:style-name="P18"><text:tab/></text:p>
      <text:p text:style-name="P12"/>
      <text:list xml:id="list173324356689398" text:continue-numbering="true" text:style-name="L1">
        <text:list-item>
          <text:p text:style-name="P37">La testimonianza di Farhad Bitani:</text:p>
        </text:list-item>
      </text:list>
      <text:p text:style-name="P33"/>
      <text:list xml:id="list499388746" text:style-name="L2">
        <text:list-item>
          <text:p text:style-name="P34">Farhad Bitani ottiene lo status di rifugiato politico nel 2012.</text:p>
        </text:list-item>
        <text:list-item>
          <text:p text:style-name="P35"><text:span text:style-name="T21">È</text:span> stato capitano dell’esercito afgano.</text:p>
        </text:list-item>
        <text:list-item>
          <text:p text:style-name="P34">Ha subito persecuzioni perché suo padre era nemico dei talebani</text:p>
        </text:list-item>
        <text:list-item>
          <text:p text:style-name="P34">Quando ha fatto ritorno in Afghanistan ha subito un attentato</text:p>
        </text:list-item>
      </text:list>
      <text:p text:style-name="P22"/>
      <text:p text:style-name="P23">Farhad nasce in Afghanistan <text:span text:style-name="T21">nel corso della guerra civile. Il paese è stato occupato dai russi e gli Stati Uniti hanno istituito il corpo dei mujahideen per combattere i russi. I mujahideen prendono il potere in Afghanistan e successivamente si dividono in 24 gruppi rivali, tra cui quello di Al Kaeda. Gli USA hanno perso il controllo sui mujahideen e quindi costituiscono il corpo dei talebani, o delle scuole coraniche, con l’aiuto dell’Arabia e del Pakistan. Saranno i talebani che rapiranno il padre di Farhad.</text:span></text:p>
      <text:p text:style-name="P24"><text:span text:style-name="T22">I</text:span>l fondamentalismo è contro la libertà delle donne e contro l’educazione. Tutti i ragazzi sono obbligati <text:span text:style-name="T23">a frequentare le scuole coraniche, le donne si trovano in totale situazione di sottomissione: ad esempio con l’obbligo di indossare il burqa e la subordinazione al marito. Quando si sottomette una donna in questo modo, le si toglie l’educazione del figlio.</text:span></text:p>
      <text:p text:style-name="P25"><text:span text:style-name="T24">I </text:span>mujahideen, i “combattenti per Dio”, <text:span text:style-name="T25">hanno mutato il significato di fondamentalismo: nessun fondamentalista osserva un Dio. Un fondamentalista è un “commerciante”, dietro al suo orientamento sono presenti interessi di tipo economico. Un fondamentalista non è mussulmano, un mussulmano per essere tale deve accettare i 4 libri fondamentali della religione. Quando Farhad avrà accesso al Corano in lingua persiana, si renderà infatti conto che i principi inculcatigli nella giovinezza non corrispondono con quelli scritti nel libro sacro.</text:span></text:p>
      <text:p text:style-name="P26">Farhad è così nato e cresciuto in un ambiente di violenza.Nella sua visione gli occidentali, o in generale i non islamici, sono infedeli e per entrare nel paradiso mussulmano è tenuto a sterminarli: questa è l’educazione che gli è stata impartita in Afghanistan. Nel 2005, però il padre di Farhad diventa ambasciatore Afgano in Italia e dunque chiede che tutto la famiglia lo raggiunga. Quando Farhad arriva all’aeroporto di Roma Fiumicino, <text:span text:style-name="T27">vede per la prima volta gli infedeli e quasi di istinto chiede ad Allah la “forza per ucciderli tutti”. I piccoli gesti umani che da questo punto in avanti riceverà gli daranno modo di riflettere.</text:span></text:p>
      <text:p text:style-name="P27"><text:span text:style-name="T28">N</text:span>el 2006 il padre lo iscrive all’Accademia Militare a Modena. Farhad da questo punto continuerà ad andare in vacanza ogni anno in Afghanistan, che rimarrà sempre la sua terra di origine. <text:span text:style-name="T29">In uno di questi viaggi si troverà ad essere vittima di un attentato a cui sopravviverà. Nonostante ciò rimane ferito gravemente e dunque verrà operato a Dubai.</text:span></text:p>
      <text:p text:style-name="P27"><text:soft-page-break/>Due anni più tardi, un “infedele” lo ospita per la festa della Pasqua per una decina di giorni presso casa sua. <text:span text:style-name="T26">Questo costituisce un punto importante: Farhad è ospite di un infedele e in più si trova a dormire con un Crocifisso. Verso la fine del suo soggiorno, si ammalerà e durante la notte gli si alzerà la febbre. La madre di famiglia di quella casa, si accorgerà del malessere di Farhad e durante la notte gli misurerà la temperatura della fronte e lo coprirà con una coperta. Questo gesto così semplice ricorderà a Farhad il gesto della sua madre e quindi il tutto contribuirà a rendergli più “amichevole” la figura dell’infedele.</text:span></text:p>
      <text:p text:style-name="P39"><text:span text:style-name="T30">F</text:span>arhad è la prova che piccoli semplici gesti di amore umano possono fare cambiare il pensiero di un uomo verso un altro popolo: egli vedeva gli infedeli come nemici da uccidere. Ora grazie al bene dell’amore che ha ricevuto questa sua visione è cambiata radicalmente.</text:p>
      <text:p text:style-name="P22"/>
      <text:list xml:id="list173323003015744" text:continue-list="list173324356689398" text:style-name="L1">
        <text:list-item>
          <text:p text:style-name="P37"><text:span text:style-name="T32">Lo sportello cittadino</text:span>:</text:p>
        </text:list-item>
      </text:list>
      <text:p text:style-name="P40"/>
      <text:p text:style-name="P41">Quando un immigrato proveniente da Paesi africani, <text:span text:style-name="T33">giungendo in uno Stato come l’Italia incontra usanze, costumi e società differenti, a volte anche molto, da quelle del proprio luogo di origine. Per questo motivo, infatti, è facile che un immigrato abbia relazioni con i suoi connazionali, nel caso dell’Africa anche provenienti da Paesi africani diversi. Il ruolo dello sportello cittadino è propri quello di includere nella società gli individui immigrati. In questo luogo molti avvocati si danno come obiettivo quello di istruire gli stranieri circa il Diritto italiano, e costruire rapporti di fiducia tra il migrante e l’avvocato interessato nel suo caso di accoglienza.</text:span></text:p>
      <text:p text:style-name="P41"/>
      <text:list xml:id="list173323770804627" text:continue-numbering="true" text:style-name="L1">
        <text:list-item>
          <text:p text:style-name="P38">Considerazioni personali:</text:p>
        </text:list-item>
      </text:list>
      <text:p text:style-name="P8"/>
      <text:p text:style-name="P32">La partecipazione alla conferenza è stata positiva, in quanto ritengo abbia illustrato in maniera molto efficace il processo di immigrazione e le varie pratiche che vengono seguite per effettuare la richiesta di accoglienza in uno Stato. <text:span text:style-name="T18">Personalmente, l’esposizione della Dott.ssa Dotta a mio avviso è stata molto chiara ed esaustiva nello spiegare tanti concetti complicati nel tempo a disposizione.</text:span></text:p>
      <text:p text:style-name="P28">L’intervento di Farhad Bitani, invece mi ha fatto molto riflettere. <text:span text:style-name="T19">Innanzitutto, mi ha reso ulteriormente noto l’immenso valore della libertà che in questi Paesi occidentali si possiede: a differenza di Paesi come l’Afghanistan, ognuno ha la possibilità di professare il proprio credo religioso senza essere perseguitato, l’educazione è a mio parere “libera” e “aperta”, l’istruzione è garantita a chiunque, a prescindere dal colore della pelle, dalla religione, da ideologie politiche.</text:span></text:p>
      <text:p text:style-name="P29">Molto interessante ho trovato <text:span text:style-name="T20">la visione di Farhad del bene e del male sul cuore dell’uomo. Secondo lui, infatti, il cuore umano lascia bianco: è presente solo bene imperturbato inizialmente. Col corso della vita, il cuore può variare la sua “colorazione” in funzione degli stimoli esterni: se l’individuo è sottoposto al male, vede male e sente male allora il suo cuore comincerà a macchiarsi di nero, il colore del male. Per quanto il male possa agire, non agirà mai abbastanza per colorare tutto il cuore di nero, un puntino bianco di bene rimarrà sempre. La storia di Farhad è coerente con questa modellizzazione: nella gioventù a vissuto il male, ma dopo la sua venuta in Italia, i gesti di amore che ha ricevuto gli hanno permesso di allargare il puntino bianco che era rimasto sul suo cuore.</text:span></text:p>
      <text:p text:style-name="P30">Personalmente condivido questa visione in quanto ritengo che ogni persona nasce di fatto buona, sono gli stimoli esterni che possono determinarne un cambiamento. Comunque sia un cambiamento non è definitivo: con il bene si può riportare il bene nel cuore di una pers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writing-mode="page"/>
      <style:text-properties fo:font-size="10pt"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5:55:15.030000000</meta:creation-date>
    <dc:date>2018-11-10T17:31:26.621000000</dc:date>
    <meta:editing-duration>PT2H58M10S</meta:editing-duration>
    <meta:editing-cycles>87</meta:editing-cycles>
    <meta:generator>LibreOffice/6.1.1.2$Windows_X86_64 LibreOffice_project/5d19a1bfa650b796764388cd8b33a5af1f5baa1b</meta:generator>
    <meta:document-statistic meta:table-count="0" meta:image-count="0" meta:object-count="0" meta:page-count="4" meta:paragraph-count="46" meta:word-count="2188" meta:character-count="14052" meta:non-whitespace-character-count="11913"/>
  </office:meta>
</office:document-meta>
</file>